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Response.getNetPa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Response.setSitePayId( String sitePa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Response.getExtend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rd.test_for_issue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rd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rd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rd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yResponse.getSitePa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Response.setExtendInfo( String exten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rd.test_for_issue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Response.setNetPayId( String netPa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rd.test_for_issu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rd.test_for_issue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